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fcd5b5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fcd5b5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6">
      <style:graphic-properties draw:fill="none" draw:stroke="dash" draw:stroke-dash="a464" svg:stroke-width="0.01042in" svg:stroke-color="#4a7ebb" draw:marker-end="a465" svg:stroke-opacity="100%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fcd5b5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fcd5b5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4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fcd5b5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447">
      <style:graphic-properties draw:fill="none" draw:stroke="dash" draw:stroke-dash="a445" svg:stroke-width="0.01042in" svg:stroke-color="#4a7ebb" draw:marker-end="a446" svg:stroke-opacity="100%"/>
    </style:style>
    <style:style style:family="text" style:name="a4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fcd5b5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422">
      <style:graphic-properties draw:fill="none" draw:stroke="solid" svg:stroke-width="0.01042in" svg:stroke-color="#4a7ebb" draw:marker-end="a421" svg:stroke-opacity="100%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draw:fill="none" draw:stroke="solid" svg:stroke-width="0.01042in" svg:stroke-color="#4a7ebb" draw:marker-end="a389" svg:stroke-opacity="100%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draw:fill="none" draw:stroke="solid" svg:stroke-width="0.01042in" svg:stroke-color="#4a7ebb" draw:marker-end="a405" svg:stroke-opacity="100%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solid" draw:fill-color="#fcd5b5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3">
      <style:graphic-properties draw:fill="none" draw:stroke="solid" svg:stroke-width="0.01042in" svg:stroke-color="#4a7ebb" draw:marker-end="a452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34">
      <style:graphic-properties draw:fill="none" draw:stroke="solid" svg:stroke-width="0.01042in" svg:stroke-color="#4a7ebb" draw:marker-end="a433" svg:stroke-opacity="100%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Diapositiva-de-título" presentation:presentation-page-layout-name="Master1-PPL1">
        <draw:custom-shape svg:x="2.95253in" svg:y="2.88376in" svg:width="1.57498in" svg:height="1in" draw:id="id63" draw:style-name="a384" draw:name="3 Rectángulo redondeado">
          <svg:desc/>
          <text:p text:style-name="a383" text:class-names="" text:cond-style-name=""><text:span text:style-name="a381" text:class-names="">RcTask</text:span><text:span text:style-name="a38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27507in" svg:y="2.96251in" svg:width="0.94499in" svg:height="0.86624in" draw:id="id64" draw:style-name="a388" draw:name="4 Rectángulo">
          <svg:desc/>
          <text:p text:style-name="a387" text:class-names="" text:cond-style-name=""><text:span text:style-name="a385" text:class-names="">Input Driver</text:span><text:span text:style-name="a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2988in" svg:y1="3.35626in" svg:x2="2.87378in" svg:y2="3.35626in" draw:id="id65" draw:style-name="a390" draw:name="7 Conector recto de flecha">
          <svg:desc/>
        </draw:connector>
        <draw:frame draw:id="id66" draw:style-name="a404" draw:name="8 CuadroTexto" svg:x="1.53505in" svg:y="2.88376in" svg:width="1.11355in" svg:height="0.47122in">
          <draw:text-box>
            <text:p text:style-name="a396" text:class-names="" text:cond-style-name=""><text:span text:style-name="a391" text:class-names="">/</text:span><text:span text:style-name="a392" text:class-names="">push</text:span><text:span text:style-name="a393" text:class-names="">[</text:span><text:span text:style-name="a394" text:class-names="">code</text:span><text:span text:style-name="a395" text:class-names="">]</text:span></text:p>
            <text:p text:style-name="a403" text:class-names="" text:cond-style-name=""><text:span text:style-name="a397" text:class-names="">/</text:span><text:span text:style-name="a398" text:class-names="">release</text:span><text:span text:style-name="a399" text:class-names="">[</text:span><text:span text:style-name="a400" text:class-names="">code</text:span><text:span text:style-name="a401" text:class-names="">]</text:span><text:span text:style-name="a402" text:class-names=""/></text:p>
          </draw:text-box>
          <svg:desc/>
        </draw:frame>
        <draw:connector draw:type="line" svg:x1="4.60626in" svg:y1="3.435in" svg:x2="5.62999in" svg:y2="3.435in" draw:id="id67" draw:style-name="a406" draw:name="25 Conector recto de flecha">
          <svg:desc/>
        </draw:connector>
        <draw:frame draw:id="id68" draw:style-name="a412" draw:name="26 CuadroTexto" svg:x="4.685in" svg:y="3.19876in" svg:width="0.75417in" svg:height="0.2861in">
          <draw:text-box>
            <text:p text:style-name="a411" text:class-names="" text:cond-style-name=""><text:span text:style-name="a407" text:class-names="">/</text:span><text:span text:style-name="a408" text:class-names="">rc</text:span><text:span text:style-name="a409" text:class-names="">[data]</text:span><text:span text:style-name="a410" text:class-names=""/></text:p>
          </draw:text-box>
          <svg:desc/>
        </draw:frame>
        <draw:custom-shape svg:x="2.95253in" svg:y="4.30124in" svg:width="1.57498in" svg:height="1in" draw:id="id69" draw:style-name="a416" draw:name="28 Rectángulo redondeado">
          <svg:desc/>
          <text:p text:style-name="a415" text:class-names="" text:cond-style-name=""><text:span text:style-name="a413" text:class-names="">GpsTask</text:span><text:span text:style-name="a41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27507in" svg:y="4.37999in" svg:width="0.94499in" svg:height="0.86624in" draw:id="id70" draw:style-name="a420" draw:name="29 Rectángulo">
          <svg:desc/>
          <text:p text:style-name="a419" text:class-names="" text:cond-style-name=""><text:span text:style-name="a417" text:class-names="">UART Driver</text:span><text:span text:style-name="a4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2988in" svg:y1="4.85248in" svg:x2="2.87378in" svg:y2="4.85248in" draw:id="id71" draw:style-name="a422" draw:name="30 Conector recto de flecha">
          <svg:desc/>
        </draw:connector>
        <draw:frame draw:id="id72" draw:style-name="a432" draw:name="31 CuadroTexto" svg:x="1.53505in" svg:y="4.37999in" svg:width="0.98908in" svg:height="0.47122in">
          <draw:text-box>
            <text:p text:style-name="a426" text:class-names="" text:cond-style-name=""><text:span text:style-name="a423" text:class-names="">/</text:span><text:span text:style-name="a424" text:class-names="">nmea</text:span><text:span text:style-name="a425" text:class-names="">[data]</text:span></text:p>
            <text:p text:style-name="a431" text:class-names="" text:cond-style-name=""><text:span text:style-name="a427" text:class-names="">/</text:span><text:span text:style-name="a428" text:class-names="">ubx</text:span><text:span text:style-name="a429" text:class-names="">[data]</text:span><text:span text:style-name="a430" text:class-names=""/></text:p>
          </draw:text-box>
          <svg:desc/>
        </draw:frame>
        <draw:connector draw:type="line" svg:x1="4.60626in" svg:y1="4.77374in" svg:x2="5.62999in" svg:y2="4.77374in" draw:id="id73" draw:style-name="a434" draw:name="32 Conector recto de flecha">
          <svg:desc/>
        </draw:connector>
        <draw:frame draw:id="id74" draw:style-name="a440" draw:name="33 CuadroTexto" svg:x="4.685in" svg:y="4.53749in" svg:width="0.84708in" svg:height="0.2861in">
          <draw:text-box>
            <text:p text:style-name="a439" text:class-names="" text:cond-style-name=""><text:span text:style-name="a435" text:class-names="">/</text:span><text:span text:style-name="a436" text:class-names="">gps</text:span><text:span text:style-name="a437" text:class-names="">[data]</text:span><text:span text:style-name="a438" text:class-names=""/></text:p>
          </draw:text-box>
          <svg:desc/>
        </draw:frame>
        <draw:custom-shape svg:x="5.70874in" svg:y="2.80501in" svg:width="1.57498in" svg:height="2.51997in" draw:id="id75" draw:style-name="a444" draw:name="34 Rectángulo redondeado">
          <svg:desc/>
          <text:p text:style-name="a443" text:class-names="" text:cond-style-name=""><text:span text:style-name="a441" text:class-names="">CommTask</text:span><text:span text:style-name="a44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7.36247in" svg:y1="4.14374in" svg:x2="8.3862in" svg:y2="4.14374in" draw:id="id76" draw:style-name="a447" draw:name="35 Conector recto de flecha">
          <svg:desc/>
        </draw:connector>
        <draw:custom-shape svg:x="8.46495in" svg:y="3.75in" svg:width="0.94499in" svg:height="0.86624in" draw:id="id77" draw:style-name="a451" draw:name="38 Rectángulo">
          <svg:desc/>
          <text:p text:style-name="a450" text:class-names="" text:cond-style-name=""><text:span text:style-name="a448" text:class-names="">UART Driver</text:span><text:span text:style-name="a4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7.99246in" svg:y1="4.37999in" draw:start-shape="id77" draw:start-glue-point="0" svg:x2="8.30745in" svg:y2="2.80501in" draw:id="id78" draw:style-name="a453" draw:transform="translate(-8.14996in -3.5925in) rotate(-1.5708) translate(8.14996in 3.5925in)" draw:name="40 Forma">
          <svg:desc/>
        </draw:connector>
        <draw:frame draw:id="id79" draw:style-name="a458" draw:name="41 CuadroTexto" svg:x="7.75621in" svg:y="3.19876in" svg:width="0.90318in" svg:height="0.2861in">
          <draw:text-box>
            <text:p text:style-name="a457" text:class-names="" text:cond-style-name=""><text:span text:style-name="a454" text:class-names="">/</text:span><text:span text:style-name="a455" text:class-names="">com</text:span><text:span text:style-name="a456" text:class-names="">[data]</text:span></text:p>
          </draw:text-box>
          <svg:desc/>
        </draw:frame>
        <draw:custom-shape svg:x="8.46495in" svg:y="0.99379in" svg:width="0.94499in" svg:height="0.86624in" draw:id="id80" draw:style-name="a463" draw:name="49 Rectángulo">
          <svg:desc/>
          <text:p text:style-name="a462" text:class-names="" text:cond-style-name=""><text:span text:style-name="a459" text:class-names="">Out</text:span><text:span text:style-name="a460" text:class-names=""> Driver</text:span><text:span text:style-name="a4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8.16964in" svg:y1="3.10032in" draw:start-shape="id75" draw:start-glue-point="0" svg:x2="6.79154in" svg:y2="1.1316in" draw:end-shape="id80" draw:end-glue-point="3" draw:id="id81" draw:style-name="a466" draw:transform="translate(-7.48059in -2.11596in) rotate(-1.5708) translate(7.48059in 2.11596in)" draw:name="51 Forma"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ítulo y objetos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Encabezado de secció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os objeto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ció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Sólo el título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En blanco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ido con título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gen con título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ítulo y texto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ítulo vertical y texto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465" svg:viewBox="0 0 20 30" svg:d="m10 0-10 30h20z"/>
    <draw:marker draw:name="a389" svg:viewBox="0 0 20 30" svg:d="m10 0-10 30h20z"/>
    <draw:marker draw:name="a421" svg:viewBox="0 0 20 30" svg:d="m10 0-10 30h20z"/>
    <draw:marker draw:name="a433" svg:viewBox="0 0 20 30" svg:d="m10 0-10 30h20z"/>
    <draw:marker draw:name="a405" svg:viewBox="0 0 20 30" svg:d="m10 0-10 30h20z"/>
    <draw:marker draw:name="a446" svg:viewBox="0 0 20 30" svg:d="m10 0-10 30h20z"/>
    <draw:marker draw:name="a452" svg:viewBox="0 0 20 30" svg:d="m10 0-10 30h20z"/>
    <draw:stroke-dash draw:name="a445" draw:display-name="Dash" draw:style="rect" draw:dots1="1" draw:dots1-length="0.03125in" draw:dots2="0" draw:dots2-length="0in" draw:distance="0.03125in"/>
    <draw:stroke-dash draw:name="a464" draw:display-name="Dash" draw:style="rect" draw:dots1="1" draw:dots1-length="0.03125in" draw:dots2="0" draw:dots2-length="0in" draw:distance="0.03125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1 Marcador de título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desc/>
      </draw:frame>
      <draw:frame draw:id="id1" presentation:style-name="a21" draw:name="2 Marcador de texto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el estilo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3 Marcador de fecha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desc/>
      </draw:frame>
      <draw:frame draw:id="id3" presentation:style-name="a29" draw:name="4 Marcador de pie de página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5 Marcador de número de diapositiva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1 Título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desc/>
      </draw:frame>
      <draw:frame draw:id="id6" presentation:style-name="a42" draw:name="2 Subtítulo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desc/>
      </draw:frame>
      <draw:frame draw:id="id7" presentation:style-name="a47" draw:name="3 Marcador de fecha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desc/>
      </draw:frame>
      <draw:frame draw:id="id8" presentation:style-name="a50" draw:name="4 Marcador de pie de página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draw:frame draw:id="id9" presentation:style-name="a54" draw:name="5 Marcador de número de diapositiva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desc/>
      </draw:frame>
    </style:master-page>
    <style:master-page style:name="Master1-Layout2-obj-Título-y-objetos" style:page-layout-name="pageLayout1" draw:style-name="a55">
      <draw:frame draw:id="id10" presentation:style-name="a59" draw:name="1 Título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desc/>
      </draw:frame>
      <draw:frame draw:id="id11" presentation:style-name="a76" draw:name="2 Marcador de contenido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Haga clic para modificar el estilo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81" draw:name="3 Marcador de fecha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desc/>
      </draw:frame>
      <draw:frame draw:id="id13" presentation:style-name="a84" draw:name="4 Marcador de pie de página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desc/>
      </draw:frame>
      <draw:frame draw:id="id14" presentation:style-name="a88" draw:name="5 Marcador de número de diapositiva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desc/>
      </draw:frame>
    </style:master-page>
    <style:master-page style:name="Master1-Layout3-secHead-Encabezado-de-sección" style:page-layout-name="pageLayout1" draw:style-name="a89">
      <draw:frame draw:id="id15" presentation:style-name="a93" draw:name="1 Título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desc/>
      </draw:frame>
      <draw:frame draw:id="id16" presentation:style-name="a97" draw:name="2 Marcador de texto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Haga clic para modificar el estilo de texto del patrón</text:span></text:p>
            </text:list-item>
          </text:list>
        </draw:text-box>
        <svg:desc/>
      </draw:frame>
      <draw:frame draw:id="id17" presentation:style-name="a102" draw:name="3 Marcador de fecha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desc/>
      </draw:frame>
      <draw:frame draw:id="id18" presentation:style-name="a105" draw:name="4 Marcador de pie de página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desc/>
      </draw:frame>
      <draw:frame draw:id="id19" presentation:style-name="a109" draw:name="5 Marcador de número de diapositiva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desc/>
      </draw:frame>
    </style:master-page>
    <style:master-page style:name="Master1-Layout4-twoObj-Dos-objetos" style:page-layout-name="pageLayout1" draw:style-name="a110">
      <draw:frame draw:id="id20" presentation:style-name="a114" draw:name="1 Título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desc/>
      </draw:frame>
      <draw:frame draw:id="id21" presentation:style-name="a131" draw:name="2 Marcador de contenido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el estilo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i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48" draw:name="3 Marcador de contenido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Haga clic para modificar el estilo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i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53" draw:name="4 Marcador de fecha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desc/>
      </draw:frame>
      <draw:frame draw:id="id24" presentation:style-name="a156" draw:name="5 Marcador de pie de página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desc/>
      </draw:frame>
      <draw:frame draw:id="id25" presentation:style-name="a160" draw:name="6 Marcador de número de diapositiva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desc/>
      </draw:frame>
    </style:master-page>
    <style:master-page style:name="Master1-Layout5-twoTxTwoObj-Comparación" style:page-layout-name="pageLayout1" draw:style-name="a161">
      <draw:frame draw:id="id26" presentation:style-name="a165" draw:name="1 Título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desc/>
      </draw:frame>
      <draw:frame draw:id="id27" presentation:style-name="a169" draw:name="2 Marcador de texto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el estilo de texto del patrón</text:span></text:p>
            </text:list-item>
          </text:list>
        </draw:text-box>
        <svg:desc/>
      </draw:frame>
      <draw:frame draw:id="id28" presentation:style-name="a186" draw:name="3 Marcador de contenido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Haga clic para modificar el estilo de texto del patró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90" draw:name="4 Marcador de texto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el estilo de texto del patrón</text:span></text:p>
            </text:list-item>
          </text:list>
        </draw:text-box>
        <svg:desc/>
      </draw:frame>
      <draw:frame draw:id="id30" presentation:style-name="a207" draw:name="5 Marcador de contenido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Haga clic para modificar el estilo de texto del patró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i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i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12" draw:name="6 Marcador de fecha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desc/>
      </draw:frame>
      <draw:frame draw:id="id32" presentation:style-name="a215" draw:name="7 Marcador de pie de página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desc/>
      </draw:frame>
      <draw:frame draw:id="id33" presentation:style-name="a219" draw:name="8 Marcador de número de diapositiva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desc/>
      </draw:frame>
    </style:master-page>
    <style:master-page style:name="Master1-Layout6-titleOnly-Sólo-el-título" style:page-layout-name="pageLayout1" draw:style-name="a220">
      <draw:frame draw:id="id34" presentation:style-name="a224" draw:name="1 Título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Haga clic para modificar el estilo de título del patrón</text:span><text:span text:style-name="a222" text:class-names=""/></text:p>
        </draw:text-box>
        <svg:desc/>
      </draw:frame>
      <draw:frame draw:id="id35" presentation:style-name="a229" draw:name="2 Marcador de fecha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desc/>
      </draw:frame>
      <draw:frame draw:id="id36" presentation:style-name="a232" draw:name="3 Marcador de pie de página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desc/>
      </draw:frame>
      <draw:frame draw:id="id37" presentation:style-name="a236" draw:name="4 Marcador de número de diapositiva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desc/>
      </draw:frame>
    </style:master-page>
    <style:master-page style:name="Master1-Layout7-blank-En-blanco" style:page-layout-name="pageLayout1" draw:style-name="a237">
      <draw:frame draw:id="id38" presentation:style-name="a242" draw:name="1 Marcador de fecha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desc/>
      </draw:frame>
      <draw:frame draw:id="id39" presentation:style-name="a245" draw:name="2 Marcador de pie de página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desc/>
      </draw:frame>
      <draw:frame draw:id="id40" presentation:style-name="a249" draw:name="3 Marcador de número de diapositiva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desc/>
      </draw:frame>
    </style:master-page>
    <style:master-page style:name="Master1-Layout8-objTx-Contenido-con-título" style:page-layout-name="pageLayout1" draw:style-name="a250">
      <draw:frame draw:id="id41" presentation:style-name="a254" draw:name="1 Título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Haga clic para modificar el estilo de título del patrón</text:span><text:span text:style-name="a252" text:class-names=""/></text:p>
        </draw:text-box>
        <svg:desc/>
      </draw:frame>
      <draw:frame draw:id="id42" presentation:style-name="a271" draw:name="2 Marcador de contenido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Haga clic para modificar el estilo de texto del patró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75" draw:name="3 Marcador de texto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Haga clic para modificar el estilo de texto del patrón</text:span></text:p>
            </text:list-item>
          </text:list>
        </draw:text-box>
        <svg:desc/>
      </draw:frame>
      <draw:frame draw:id="id44" presentation:style-name="a280" draw:name="4 Marcador de fecha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desc/>
      </draw:frame>
      <draw:frame draw:id="id45" presentation:style-name="a283" draw:name="5 Marcador de pie de página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desc/>
      </draw:frame>
      <draw:frame draw:id="id46" presentation:style-name="a287" draw:name="6 Marcador de número de diapositiva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desc/>
      </draw:frame>
    </style:master-page>
    <style:master-page style:name="Master1-Layout9-picTx-Imagen-con-título" style:page-layout-name="pageLayout1" draw:style-name="a288">
      <draw:frame draw:id="id47" presentation:style-name="a292" draw:name="1 Título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Haga clic para modificar el estilo de título del patrón</text:span><text:span text:style-name="a290" text:class-names=""/></text:p>
        </draw:text-box>
        <svg:desc/>
      </draw:frame>
      <draw:frame draw:id="id48" presentation:style-name="a295" draw:name="2 Marcador de posición de imagen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desc/>
      </draw:frame>
      <draw:frame draw:id="id49" presentation:style-name="a299" draw:name="3 Marcador de texto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Haga clic para modificar el estilo de texto del patrón</text:span></text:p>
            </text:list-item>
          </text:list>
        </draw:text-box>
        <svg:desc/>
      </draw:frame>
      <draw:frame draw:id="id50" presentation:style-name="a304" draw:name="4 Marcador de fecha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desc/>
      </draw:frame>
      <draw:frame draw:id="id51" presentation:style-name="a307" draw:name="5 Marcador de pie de página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desc/>
      </draw:frame>
      <draw:frame draw:id="id52" presentation:style-name="a311" draw:name="6 Marcador de número de diapositiva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desc/>
      </draw:frame>
    </style:master-page>
    <style:master-page style:name="Master1-Layout10-vertTx-Título-y-texto-vertical" style:page-layout-name="pageLayout1" draw:style-name="a312">
      <draw:frame draw:id="id53" presentation:style-name="a316" draw:name="1 Título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Haga clic para modificar el estilo de título del patrón</text:span><text:span text:style-name="a314" text:class-names=""/></text:p>
        </draw:text-box>
        <svg:desc/>
      </draw:frame>
      <draw:frame draw:id="id54" presentation:style-name="a333" draw:name="2 Marcador de texto vertical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Haga clic para modificar el estilo de texto del patró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i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i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38" draw:name="3 Marcador de fecha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desc/>
      </draw:frame>
      <draw:frame draw:id="id56" presentation:style-name="a341" draw:name="4 Marcador de pie de página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57" presentation:style-name="a345" draw:name="5 Marcador de número de diapositiva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desc/>
      </draw:frame>
    </style:master-page>
    <style:master-page style:name="Master1-Layout11-vertTitleAndTx-Título-vertical-y-texto" style:page-layout-name="pageLayout1" draw:style-name="a346">
      <draw:frame draw:id="id58" presentation:style-name="a350" draw:name="1 Título vertical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Haga clic para modificar el estilo de título del patrón</text:span><text:span text:style-name="a348" text:class-names=""/></text:p>
        </draw:text-box>
        <svg:desc/>
      </draw:frame>
      <draw:frame draw:id="id59" presentation:style-name="a367" draw:name="2 Marcador de texto vertical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Haga clic para modificar el estilo de texto del patró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i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i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72" draw:name="3 Marcador de fecha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desc/>
      </draw:frame>
      <draw:frame draw:id="id61" presentation:style-name="a375" draw:name="4 Marcador de pie de página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desc/>
      </draw:frame>
      <draw:frame draw:id="id62" presentation:style-name="a379" draw:name="5 Marcador de número de diapositiva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Diapositiva 1</dc:title>
    <meta:initial-creator>Raul Martin</meta:initial-creator>
    <dc:creator>Raul Martin</dc:creator>
    <meta:creation-date>2015-03-27T12:05:52Z</meta:creation-date>
    <dc:date>2015-03-27T12:26:56Z</dc:date>
    <meta:editing-cycles>2</meta:editing-cycles>
    <meta:editing-duration>PT1202S</meta:editing-duration>
    <meta:document-statistic meta:paragraph-count="14" meta:word-count="32"/>
  </office:meta>
</office:document-meta>
</file>